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11.056cm" loext:decorative="false"/>
      <style:paragraph-properties style:writing-mode="lr-tb"/>
    </style:style>
    <style:style style:name="gr3" style:family="graphic" style:parent-style-name="Обычный_5f_8">
      <style:graphic-properties draw:stroke="none" draw:fill="none" fo:min-height="15.478cm" loext:decorative="false"/>
      <style:paragraph-properties style:writing-mode="lr-tb"/>
    </style:style>
    <style:style style:name="gr4" style:family="graphic" style:parent-style-name="Обычный_5f_8">
      <style:graphic-properties draw:stroke="none" draw:fill="none" fo:min-height="9.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8.856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11.55cm" loext:decorative="false"/>
      <style:paragraph-properties style:writing-mode="lr-tb"/>
    </style:style>
    <style:style style:name="gr8" style:family="graphic" style:parent-style-name="Обычный_5f_8">
      <style:graphic-properties draw:stroke="none" draw:fill="none" fo:min-height="14.35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5.157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2.592cm" loext:decorative="false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0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/>
      <style:text-properties style:font-name="Droid Sans Mono" fo:font-size="14pt" style:font-size-asian="14pt" style:font-size-complex="14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" fo:font-size="14pt" style:font-size-asian="14pt" style:font-size-complex="14pt"/>
    </style:style>
    <style:style style:name="P13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style:font-name="Droid Sans Mono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Droid Sans Mono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Droid Sans Mono" fo:font-size="14pt" style:text-underline-style="none" style:font-size-asian="14pt" style:font-size-complex="14pt"/>
    </style:style>
    <style:style style:name="T22" style:family="text">
      <style:text-properties style:font-name="Droid Sans Mono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Тематическое моделирование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2" draw:text-style-name="P3" draw:layer="layout" svg:width="20.8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<text:span text:style-name="T6">слово w в документе d связано с темой 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3" draw:text-style-name="P3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5">W</text:span> - конечное множество слов</text:p>
            <text:p><text:span text:style-name="T5">D</text:span> - конечное множество документов</text:p>
            <text:p><text:span text:style-name="T5">T</text:span> - конечное множество тем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4" draw:text-style-name="P3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5">w</text:span> в документе <text:span text:style-name="T5">d</text:span> связано с темой <text:span text:style-name="T5">t</text:span></text:p>
            <text:p/>
            <text:p><text:span text:style-name="T5">d, w</text:span> - наблюдаемые, <text:span text:style-name="T5">t</text:span> - скрытая</text:p>
            <text:p/>
            <text:p><text:span text:style-name="T7">гипотеза независимости</text:span> <text:span text:style-name="T5">p(w|d,t)=p(w|t) </text:span></text:p>
            <text:p><text:span text:style-name="T5"/></text:p>
            <text:p><text:span text:style-name="T8">гипотеза разреженности</text:span><text:span text:style-name="T5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9"><text:s text:c="8"/></text:span><text:span text:style-name="T7">тематическая модель:</text:span></text:p>
          </draw:text-box>
        </draw:frame>
        <draw:frame draw:style-name="gr5" draw:text-style-name="P5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339cm" svg:x="1.4cm" svg:y="1.931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6" draw:text-style-name="P7" draw:layer="layout" svg:width="21cm" svg:height="9.106cm" svg:x="1cm" svg:y="4.094cm">
          <draw:text-box>
            <text:p><text:span text:style-name="T10">Тематическое моделирование</text:span></text:p>
            <text:p><text:span text:style-name="T11"/></text:p>
            <text:p><text:span text:style-name="T11">Выполняем частотный анализ (TF)</text:span></text:p>
            <text:p><text:span text:style-name="T11"/></text:p>
            <text:p><text:span text:style-name="T11">матрица <text:s/>частот употребления слова w в документе d</text:span></text:p>
            <text:p text:style-name="P6"><text:span text:style-name="T11"><text:s text:c="23"/></text:span></text:p>
            <text:p text:style-name="P6"><text:span text:style-name="T11"><text:s text:c="24"/>[ слова x документы ] </text:span></text:p>
            <text:p><text:span text:style-name="T11"/></text:p>
            <text:p><text:span text:style-name="T11"/></text:p>
            <text:p text:style-name="P6"><text:span text:style-name="T12">вероятность p(w|d) </text:span><text:span text:style-name="T11"><text:s text:c="2"/>"слово w принадлежит документу d".</text:span></text:p>
            <text:p><text:span text:style-name="T11">можно оценивать как частоту слова</text:span></text:p>
            <text:p><text:span text:style-name="T11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7" draw:text-style-name="P7" draw:layer="layout" svg:width="21.8cm" svg:height="11.8cm" svg:x="0.8cm" svg:y="4cm">
          <draw:text-box>
            <text:p><text:span text:style-name="T10">Тематическое моделирование</text:span></text:p>
            <text:p><text:span text:style-name="T11"/></text:p>
            <text:p><text:span text:style-name="T11">разложение частотной матрицы </text:span></text:p>
            <text:p><text:span text:style-name="T11"/></text:p>
            <text:p text:style-name="P6"><text:span text:style-name="T11"><text:s text:c="4"/>[ слова x документы ] = [ слова х темы ] * [ темы х документы ]</text:span></text:p>
            <text:p><text:span text:style-name="T11"/></text:p>
            <text:p><text:span text:style-name="T11"><text:s text:c="19"/></text:span></text:p>
            <text:p><text:span text:style-name="T11"><text:s text:c="23"/></text:span><text:span text:style-name="T13">p(w|d) = p(w|t) ⋅ p(t|d)</text:span></text:p>
            <text:p><text:span text:style-name="T11"/></text:p>
            <text:p><text:span text:style-name="T11"/></text:p>
            <text:p><text:span text:style-name="T11">p(w|t) - матрица с описанием тем [ слова х темы ] </text:span></text:p>
            <text:p><text:span text:style-name="T11"><text:s text:c="12"/>или оценки вероятностей <text:s/>"слово w принадлежит теме t",</text:span></text:p>
            <text:p><text:span text:style-name="T11"><text:s text:c="3"/></text:span></text:p>
            <text:p><text:span text:style-name="T11"/></text:p>
            <text:p><text:span text:style-name="T11"/></text:p>
            <text:p><text:span text:style-name="T11">p(t|d) - матрица [ темы х документы ], </text:span></text:p>
            <text:p><text:span text:style-name="T12"><text:s text:c="12"/>или </text:span><text:span text:style-name="T11">оценки вероятностей "тема t описывает документ d"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8" draw:text-style-name="P7" draw:layer="layout" svg:width="26.224cm" svg:height="14.6cm" svg:x="0.776cm" svg:y="3.8cm">
          <draw:text-box>
            <text:p><text:span text:style-name="T10">Тематическое моделирование</text:span></text:p>
            <text:p><text:span text:style-name="T11"><text:s/></text:span></text:p>
            <text:p><text:span text:style-name="T11">разложение частотной матрицы </text:span></text:p>
            <text:p><text:span text:style-name="T11"/></text:p>
            <text:p><text:span text:style-name="T11"/></text:p>
            <text:p text:style-name="P6"><text:span text:style-name="T11"><text:s text:c="7"/></text:span><text:span text:style-name="T13">[ слова x документы ] = [ слова х темы ] * [ темы х документы ]</text:span></text:p>
            <text:p text:style-name="P6"><text:span text:style-name="T11"><text:s text:c="19"/></text:span></text:p>
            <text:p><text:span text:style-name="T11"><text:s text:c="29"/></text:span><text:span text:style-name="T13">p(w|d) = p(w|t) ⋅ p(t|d)</text:span></text:p>
            <text:p><text:span text:style-name="T13"/></text:p>
            <text:p><text:span text:style-name="T11"/></text:p>
            <text:p text:style-name="P6"><text:span text:style-name="T10">задача стохастического матричного разложения</text:span></text:p>
            <text:p><text:span text:style-name="T11"/></text:p>
            <text:p><text:span text:style-name="T10">стохастическая матрица</text:span><text:span text:style-name="T11"> — неотрицательная, сумма любого столбца/строки = 1</text:span></text:p>
            <text:p><text:span text:style-name="T11"/></text:p>
            <text:p><text:span text:style-name="T14">методы решения </text:span></text:p>
            <text:p><text:span text:style-name="T11"/></text:p>
            <text:p><text:span text:style-name="T11">PLSA - <text:s/>probabilistic latent semantic analysis</text:span></text:p>
            <text:p><text:span text:style-name="T11"/></text:p>
            <text:p><text:span text:style-name="T11">LDA - latent Dirihlet allocation / латентное размещение Дирихле</text:span></text:p>
            <text:p><text:span text:style-name="T11"/></text:p>
            <text:p><text:span text:style-name="T11">NMF - non-negative matrix factorization / неотрицательная матричная факторизация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9" draw:text-style-name="P10" draw:layer="layout" svg:width="24.8cm" svg:height="15.407cm" svg:x="2cm" svg:y="3.993cm">
          <draw:text-box>
            <text:p text:style-name="P8"><text:span text:style-name="T15">примеры текстов</text:span></text:p>
            <text:p text:style-name="P8"><text:span text:style-name="T16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8"><text:span text:style-name="T16"/></text:p>
            <text:p text:style-name="P9"><text:span text:style-name="T16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9"><text:span text:style-name="T16"/></text:p>
            <text:p text:style-name="P9"><text:span text:style-name="T16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draw:frame draw:style-name="gr10" draw:text-style-name="P12" draw:layer="layout" svg:width="23.654cm" svg:height="12.842cm" svg:x="1.346cm" svg:y="4.8cm">
          <draw:text-box>
            <text:p text:style-name="P11"><text:span text:style-name="T17">Темы и ключевые слова</text:span></text:p>
            <text:p text:style-name="P11"><text:span text:style-name="T16">Тема 0: рублей млн компания компании млрд модели долларов</text:span></text:p>
            <text:p text:style-name="P8"><text:span text:style-name="T16">Тема 1: трамп сша трампа дональд президент избранный президента</text:span></text:p>
            <text:p text:style-name="P8"><text:span text:style-name="T16">Тема 2: by tut декабря фото беларуси ноября беларусь</text:span></text:p>
            <text:p text:style-name="P8"><text:span text:style-name="T16">Тема 3: дтп водитель результате мвд области происшествия аварии</text:span></text:p>
            <text:p text:style-name="P8"><text:span text:style-name="T16">Тема 4: савченко украины надежда заявила партии лидер действия</text:span></text:p>
            <text:p text:style-name="P8"><text:span text:style-name="T16">Тема 5: народов севера коренных малочисленных края фестиваль июля</text:span></text:p>
            <text:p text:style-name="P8"><text:span text:style-name="T16">Тема 6: ученые университета специалисты исследователи жизни часов человека</text:span></text:p>
            <text:p text:style-name="P8"><text:span text:style-name="T16">Тема 7: flash adobe player javascript браузер проигрывателя html5</text:span></text:p>
            <text:p text:style-name="P8"><text:span text:style-name="T16">Тема 8: россии путин рф президент заявил глава президента</text:span></text:p>
            <text:p text:style-name="P8"><text:span text:style-name="T16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1" draw:text-style-name="P13" draw:layer="layout" svg:width="24.6cm" svg:height="10.6cm" svg:x="1.4cm" svg:y="4.6cm">
          <draw:text-box>
            <text:p><text:span text:style-name="T18">Литература</text:span></text:p>
            <text:p><text:span text:style-name="T19"/></text:p>
            <text:p text:style-name="P6"><text:span text:style-name="T19">Борисов Е.С. Методы машинного обучения. 2026</text:span></text:p>
            <text:p text:style-name="P6"><text:span text:style-name="T19"><text:a xlink:href="https://github.com/mechanoid5/ml_lectorium_2026_I" xlink:type="simple">https://github.com/mechanoid5/ml_lectorium_2026_I</text:a></text:span></text:p>
            <text:p text:style-name="P6"><text:span text:style-name="T19"/></text:p>
            <text:p text:style-name="P6"><text:span text:style-name="T19">Борисов Е.С. Методы обработки текстов на естественном языке. 2026</text:span></text:p>
            <text:p text:style-name="P6"><text:span text:style-name="T19"><text:a xlink:href="https://github.com/mechanoid5/ml_nlp_2026_I" xlink:type="simple">https://github.com/mechanoid5/ml_nlp_2026_I</text:a></text:span></text:p>
            <text:p text:style-name="P6"><text:span text:style-name="T20"/></text:p>
            <text:p><text:span text:style-name="T16">К.В. Воронцов <text:s/>Вероятностные тематические модели коллекций текстовых документов. <text:s/></text:span></text:p>
            <text:p><text:span text:style-name="T21"/></text:p>
            <text:p text:style-name="P6"><text:span text:style-name="T21"/></text:p>
            <text:p><text:span text:style-name="T22"/></text:p>
            <text:p><text:span text:style-name="T21">Sebastian Raschka Python Machine Learning - Packt Publishing Ltd, 2015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 text:style-name="P2"><text:span text:style-name="T4">NLP Тематическое моделир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2-26T11:37:37.765926443</dc:date>
    <meta:editing-duration>P2DT15H39M40S</meta:editing-duration>
    <meta:editing-cycles>661</meta:editing-cycles>
    <meta:generator>LibreOffice/25.8.4.2$Linux_X86_64 LibreOffice_project/580$Build-2</meta:generator>
    <meta:print-date>2026-02-26T11:37:26.445297206</meta:print-date>
    <meta:printed-by>Файлы PDF</meta:printed-by>
    <meta:document-statistic meta:object-count="85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